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22pt" style:font-size-asian="22pt" style:font-size-complex="22pt"/>
    </style:style>
    <style:style style:name="P2"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3"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4"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5"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6"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7" style:parent-style-name="Standard" style:family="paragraph">
      <style:paragraph-properties fo:text-align="center"/>
      <style:text-properties style:font-name="Arial" style:font-name-complex="Arial" fo:font-size="20pt" style:font-size-asian="20pt" style:font-size-complex="20pt"/>
    </style:style>
    <style:style style:name="P8" style:parent-style-name="Standard" style:family="paragraph">
      <style:paragraph-properties fo:text-align="center"/>
      <style:text-properties style:font-name="Arial" style:font-name-complex="Arial"/>
    </style:style>
    <style:style style:name="P9" style:parent-style-name="Standard" style:family="paragraph">
      <style:paragraph-properties fo:text-align="center"/>
      <style:text-properties style:font-name="Arial" style:font-name-complex="Arial"/>
    </style:style>
    <style:style style:name="S1" style:family="section">
      <style:section-properties fo:margin-left="0in" fo:margin-right="0in" style:writing-mode="lr-tb"/>
    </style:style>
    <style:style style:name="P10" style:parent-style-name="Standard" style:family="paragraph">
      <style:text-properties style:font-name="Arial" style:font-name-complex="Arial" fo:font-size="18pt" style:font-size-asian="18pt" style:font-size-complex="18pt"/>
    </style:style>
    <style:style style:name="P11" style:parent-style-name="Standard" style:family="paragraph">
      <style:text-properties style:font-name="Arial" style:font-name-complex="Arial" fo:font-size="18pt" style:font-size-asian="18pt" style:font-size-complex="18pt"/>
    </style:style>
    <style:style style:name="P12" style:parent-style-name="Standard" style:family="paragraph">
      <style:text-properties style:font-name="Arial" style:font-name-complex="Arial" fo:font-size="18pt" style:font-size-asian="18pt" style:font-size-complex="18pt"/>
    </style:style>
    <style:style style:name="P13" style:parent-style-name="Standard" style:family="paragraph">
      <style:text-properties style:font-name="Arial" style:font-name-complex="Arial" fo:font-size="18pt" style:font-size-asian="18pt" style:font-size-complex="18pt"/>
    </style:style>
    <style:style style:name="P14" style:parent-style-name="Standard" style:family="paragraph">
      <style:paragraph-properties fo:break-before="page"/>
      <style:text-properties style:font-name="Arial" style:font-name-complex="Arial"/>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1" style:family="paragraph">
      <style:paragraph-properties>
        <style:tab-stops>
          <style:tab-stop style:type="right" style:leader-style="dotted" style:leader-text="." style:position="6.293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Überschrift1" style:master-page-name="MP2" style:family="paragraph">
      <style:paragraph-properties fo:break-before="page" style:page-number="1"/>
    </style:style>
    <style:style style:name="T26" style:parent-style-name="markedcontent" style:family="text">
      <style:text-properties style:font-name="Arial" style:font-name-complex="Arial" fo:font-size="9.5pt" style:font-size-asian="9.5pt" style:font-size-complex="9.5pt"/>
    </style:style>
    <style:style style:name="T27" style:parent-style-name="Hyperlink" style:family="text">
      <style:text-properties style:font-name="Arial" style:font-name-complex="Arial" fo:font-size="9.5pt" style:font-size-asian="9.5pt" style:font-size-complex="9.5pt"/>
    </style:style>
    <style:style style:name="T28" style:parent-style-name="markedcontent" style:family="text">
      <style:text-properties style:font-name="Arial" style:font-name-complex="Arial" fo:font-size="9.5pt" style:font-size-asian="9.5pt" style:font-size-complex="9.5pt"/>
    </style:style>
    <style:style style:name="P29" style:parent-style-name="Standard" style:family="paragraph">
      <style:paragraph-properties fo:border-top="0.0104in solid #000000" fo:border-left="none" fo:border-bottom="0.0104in solid #000000" fo:border-right="none" fo:padding-top="0.0138in" fo:padding-left="0in" fo:padding-bottom="0.0138in" fo:padding-right="0in" style:shadow="none"/>
      <style:text-properties fo:language="en" fo:country="US"/>
    </style:style>
    <style:style style:name="P30" style:parent-style-name="Standard"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T31" style:parent-style-name="Absatz-Standardschriftart" style:family="text">
      <style:text-properties fo:color="#FF0000"/>
    </style:style>
    <style:style style:name="T32" style:parent-style-name="Absatz-Standardschriftart" style:family="text">
      <style:text-properties fo:language="en" fo:country="US"/>
    </style:style>
    <style:style style:name="P33" style:parent-style-name="Standard" style:family="paragraph">
      <style:text-properties fo:language="en" fo:country="US"/>
    </style:style>
    <style:style style:name="P34" style:parent-style-name="Standard" style:family="paragraph">
      <style:paragraph-properties fo:border-top="0.0104in solid #000000" fo:border-left="none" fo:border-bottom="0.0104in solid #000000" fo:border-right="none" fo:padding-top="0.0138in" fo:padding-left="0in" fo:padding-bottom="0.0138in" fo:padding-right="0in" style:shadow="none"/>
      <style:text-properties fo:language="en" fo:country="US"/>
    </style:style>
    <style:style style:name="P35" style:parent-style-name="Standard"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P3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3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3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3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5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5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52" style:parent-style-name="Standard" style:family="paragraph">
      <style:text-properties fo:language="en" fo:country="US"/>
    </style:style>
    <style:style style:name="P253" style:parent-style-name="Standard" style:family="paragraph">
      <style:text-properties fo:language="en" fo:country="US"/>
    </style:style>
  </office:automatic-styles>
  <office:body>
    <office:text text:use-soft-page-breaks="true">
      <text:p text:style-name="P1">Abschlussprojekt DLO 2022</text:p>
      <text:p text:style-name="P2"/>
      <text:p text:style-name="P3"/>
      <text:p text:style-name="P4">Erstellung eines Klassifikators für Stein Schere Papier</text:p>
      <text:p text:style-name="P5"/>
      <text:p text:style-name="P6"/>
      <text:p text:style-name="P7">Gruppe 07</text:p>
      <text:p text:style-name="P8"/>
      <text:p text:style-name="P9"/>
      <text:section text:name="Sect1" text:style-name="S1">
        <text:p text:style-name="P10">Nachname<text:tab/>Vorname<text:tab/>Matrikelnummer<text:s/></text:p>
        <text:p text:style-name="P11">Gontar<text:s/><text:tab/><text:tab/>Dennis<text:s/><text:tab/><text:tab/>11104268</text:p>
        <text:p text:style-name="P12">Xxx<text:s/><text:tab/><text:tab/><text:tab/>xxx<text:s/><text:tab/><text:tab/><text:tab/>xxxx</text:p>
        <text:p text:style-name="P13">Xxx<text:s/><text:tab/><text:tab/><text:tab/>xxx<text:s/><text:tab/><text:tab/><text:tab/>xxxx</text:p>
        <text:p text:style-name="P14"/>
        <text:p text:style-name="Inhaltsverzeichnisüberschrift">Inhal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15"><text:a xlink:href="#_Toc112087336" office:target-frame-name="_top" xlink:show="replace"><text:span text:style-name="Hyperlink">Rahmenbedingung</text:span><text:tab/>1</text:a></text:p>
            <text:p text:style-name="P16"><text:a xlink:href="#_Toc112087337" office:target-frame-name="_top" xlink:show="replace"><text:span text:style-name="Hyperlink">Grundgerüst Quellcode</text:span><text:tab/>1</text:a></text:p>
            <text:p text:style-name="P17"><text:a xlink:href="#_Toc112087338" office:target-frame-name="_top" xlink:show="replace"><text:span text:style-name="Hyperlink">Bilddaten</text:span><text:tab/>1</text:a></text:p>
            <text:p text:style-name="P18"><text:a xlink:href="#_Toc112087339" office:target-frame-name="_top" xlink:show="replace"><text:span text:style-name="Hyperlink">Neuronales Netz</text:span><text:tab/>1</text:a></text:p>
            <text:p text:style-name="P19"><text:a xlink:href="#_Toc112087340" office:target-frame-name="_top" xlink:show="replace"><text:span text:style-name="Hyperlink">Überschrift 4</text:span><text:tab/>1</text:a></text:p>
            <text:p text:style-name="P20"><text:a xlink:href="#_Toc112087341" office:target-frame-name="_top" xlink:show="replace"><text:span text:style-name="Hyperlink">Unterüberschrift 4 1</text:span><text:tab/>2</text:a></text:p>
            <text:p text:style-name="P21"><text:a xlink:href="#_Toc112087342" office:target-frame-name="_top" xlink:show="replace"><text:span text:style-name="Hyperlink">Unterüberschrift 4.2</text:span><text:tab/>2</text:a></text:p>
            <text:p text:style-name="P22"><text:a xlink:href="#_Toc112087343" office:target-frame-name="_top" xlink:show="replace"><text:span text:style-name="Hyperlink">Anlagen</text:span><text:tab/>2</text:a></text:p>
            <text:p text:style-name="P23"><text:a xlink:href="#_Toc112087344" office:target-frame-name="_top" xlink:show="replace"><text:span text:style-name="Hyperlink">A.1 Ergebnisse der Ermittlung von geeigneter Bildgröße</text:span><text:tab/>2</text:a></text:p>
          </text:index-body>
        </text:table-of-content>
        <text:p text:style-name="Standard"/>
      </text:section>
      <text:h text:style-name="P24" text:outline-level="1"><text:bookmark-start text:name="_Toc112087336"/><text:soft-page-break/>Rahmenbedingung<text:bookmark-end text:name="_Toc112087336"/></text:h>
      <text:p text:style-name="Standard">Für die Erkennung und Klassifizierung von Bildern, welche die Symbole des Spiels Stein Schere Papier zeigen, soll Mithilfe von Deep Learning ein Klassifikator entwickelt werden. Dieser soll die Bilddaten in die vier Klassen „Stein“, „Schere“, „Papier“ und „Rest“ klassifizieren. Die Bilddaten sind<text:s/>RGB-Bilder<text:s/>im Verhältnis drei zu zwei. Der Klassifikator wird in Python implementiert.</text:p>
      <text:p text:style-name="Standard"/>
      <text:h text:style-name="Überschrift1" text:outline-level="1"><text:bookmark-start text:name="_Toc112087337"/>Grundgerüst Quellcode<text:bookmark-end text:name="_Toc112087337"/></text:h>
      <text:p text:style-name="Standard">text</text:p>
      <text:h text:style-name="Überschrift1" text:outline-level="1"><text:bookmark-start text:name="_Toc112087338"/>Bilddaten<text:bookmark-end text:name="_Toc112087338"/></text:h>
      <text:p text:style-name="Standard">Für die Daten wird der Datensatz von Julien de la Bruère-Terreault<text:span text:style-name="Fußnotenzeichen"><text:note text:note-class="footnote" text:id="_ftn0"><text:note-citation>1</text:note-citation><text:note-body><text:p text:style-name="Fußnotentext"><text:s/><text:span text:style-name="T26">(</text:span><text:a xlink:href="https://www.kaggle.com/datasets/drgfreeman/rockpaperscissors" office:target-frame-name="_top" xlink:show="replace"><text:span text:style-name="T27">https://www.kaggle.com/datasets/drgfreeman/rockpaperscissors</text:span></text:a><text:span text:style-name="T28">), letzter Aufruf: 22.08.2022</text:span></text:p></text:note-body></text:note></text:span><text:s/>sowie eigene Bilder verwendet, welche unterschiedliche Datengrößen beinhaltet (jedoch im Verhältnis 3:2). Der Datensatz beinhaltet Bildgrößen von 300:200 Pixeln. Um den Rechenaufwand zu minimieren werden die Bilddaten vor der Verwendung runterskaliert. Dafür wurde der Datensatz von Julien de la Bruère-Terreault auf die Bildgröße vom Verhältnis 6:4 bis 192:128 in 3:2 Schritten verändert und verarbeitet. Die Ergebnisse wurden mittels einfachem Neuronalem Netz erzeugt. Dieses Beinhaltet Folgende Layers:</text:p>
      <text:p text:style-name="P29">Layer (type)<text:tab/><text:tab/><text:tab/><text:tab/>Output Shape<text:tab/><text:tab/><text:tab/><text:tab/>Param #</text:p>
      <text:p text:style-name="P30">Conv2d<text:tab/><text:tab/>-1<text:tab/><text:tab/><text:tab/>[-1, 16, 75, 50]<text:tab/><text:tab/><text:tab/><text:tab/>448<text:line-break/>Tanh<text:tab/><text:tab/>-2<text:tab/><text:tab/><text:tab/>[-1, 16, 75, 50]<text:tab/><text:tab/><text:tab/><text:tab/>0<text:line-break/>MaxPool2d<text:tab/>-3<text:tab/><text:tab/><text:tab/>[-1, 16, 37, 25]<text:tab/><text:tab/><text:tab/><text:tab/>0<text:line-break/>Conv2d<text:tab/><text:tab/>-4<text:tab/><text:tab/><text:tab/>[-1, 8, 37, 25]<text:tab/><text:tab/><text:tab/><text:tab/>1160<text:line-break/>Tanh<text:tab/><text:tab/>-5<text:tab/><text:tab/><text:tab/>[-1, 8, 37, 25]<text:tab/><text:tab/><text:tab/><text:tab/>0<text:line-break/>MaxPool2d<text:tab/>-6<text:tab/><text:tab/><text:tab/>[-1, 8, 18, 12]<text:tab/><text:tab/><text:tab/><text:tab/>0<text:line-break/>Linear<text:tab/><text:tab/>-7<text:tab/><text:tab/><text:tab/>[-1, 32]<text:tab/><text:tab/><text:tab/><text:tab/><text:tab/>55328<text:line-break/>Tanh<text:tab/><text:tab/>-8<text:tab/><text:tab/><text:tab/>[-1, 32]<text:tab/><text:tab/><text:tab/><text:tab/><text:tab/>0<text:line-break/>Linear<text:tab/><text:tab/>-9<text:tab/><text:tab/><text:tab/>[-1, 3]<text:tab/><text:tab/><text:tab/><text:tab/><text:tab/>99</text:p>
      <text:p text:style-name="Standard">Die Ergebnisse weisen keinen signifikanten Unterschied auf (siehe Anlagen A.1), weshalb eine Bildgröße 300:200 gewählt wurde, die mit dem menschlichen Auge noch zu unterscheiden ist und im ungefähren Bereich von Architekturen wie ResNet oder Inception mit 224:224 liegt.<text:s/><text:span text:style-name="T31">EINE QUELLE DIESER BEHAUPTUNG FEHLT.</text:span><text:s/>Weiterhin wurden die Bilddaten analog kontrolliert. Dabei wurden 63 Bilder neu gelabelt, da diese falsch klassifiziert wurden.</text:p>
      <text:p text:style-name="Standard"/>
      <text:h text:style-name="Überschrift1" text:outline-level="1"><text:bookmark-start text:name="_Toc112087339"/>Neuronales Netz<text:bookmark-end text:name="_Toc112087339"/></text:h>
      <text:p text:style-name="Standard">Für die ersten Schritte wurde ein AlexNet aufgebaut.<text:s/><text:span text:style-name="T32">Dieses enthält folgende Layers:</text:span></text:p>
      <text:p text:style-name="P33"/>
      <text:p text:style-name="P34">Layer (type)<text:tab/><text:tab/><text:tab/><text:tab/>Output Shape<text:tab/><text:tab/><text:tab/><text:tab/>Param #</text:p>
      <text:p text:style-name="P35">Conv2d<text:tab/><text:tab/>-1<text:tab/><text:tab/><text:tab/>[-1, 16, 75, 50]<text:tab/><text:tab/><text:tab/><text:tab/>448<text:line-break/>Tanh<text:tab/><text:tab/>-2<text:tab/><text:tab/><text:tab/>[-1, 16, 75, 50]<text:tab/><text:tab/><text:tab/><text:tab/>0<text:line-break/>MaxPool2d<text:tab/>-3<text:tab/><text:tab/><text:tab/>[-1, 16, 37, 25]<text:tab/><text:tab/><text:tab/><text:tab/>0<text:line-break/><text:soft-page-break/>Conv2d<text:tab/><text:tab/>-4<text:tab/><text:tab/><text:tab/>[-1, 8, 37, 25]<text:tab/><text:tab/><text:tab/><text:tab/>1160<text:line-break/>Tanh<text:tab/><text:tab/>-5<text:tab/><text:tab/><text:tab/>[-1, 8, 37, 25]<text:tab/><text:tab/><text:tab/><text:tab/>0<text:line-break/>MaxPool2d<text:tab/>-6<text:tab/><text:tab/><text:tab/>[-1, 8, 18, 12]<text:tab/><text:tab/><text:tab/><text:tab/>0<text:line-break/>Linear<text:tab/><text:tab/>-7<text:tab/><text:tab/><text:tab/>[-1, 32]<text:tab/><text:tab/><text:tab/><text:tab/><text:tab/>55328<text:line-break/>Tanh<text:tab/><text:tab/>-8<text:tab/><text:tab/><text:tab/>[-1, 32]<text:tab/><text:tab/><text:tab/><text:tab/><text:tab/>0<text:line-break/>Linear<text:tab/><text:tab/>-9<text:tab/><text:tab/><text:tab/>[-1, 3]<text:tab/><text:tab/><text:tab/><text:tab/><text:tab/>99</text:p>
      <text:p text:style-name="Standard">Das Netz erreicht laut Literatur eine Error Rate von 16,4%<text:span text:style-name="Fußnotenzeichen"><text:note text:note-class="footnote" text:id="_ftn1"><text:note-citation>2</text:note-citation><text:note-body><text:p text:style-name="Fußnotentext"><text:s/>https://arxiv.org/ftp/arxiv/papers/1803/1803.01164.pdf</text:p></text:note-body></text:note></text:span><text:s/>und gehört zu den ersten Modellen des Deep Learning. Das AlexNet erreicht für unsere RSP (Rock, Scissor und Paper) Daten eine Fehlerrate von. Dabei ist zu beachten das im Netz die Dropout Layer fehlen.</text:p>
      <text:p text:style-name="Standard"/>
      <text:h text:style-name="Überschrift1" text:outline-level="1">Optimierung</text:h>
      <text:p text:style-name="Standard">Text 4</text:p>
      <text:h text:style-name="Überschrift2" text:outline-level="2"><text:bookmark-start text:name="_Toc112087341"/>Unterüberschrift 4 1<text:bookmark-end text:name="_Toc112087341"/></text:h>
      <text:p text:style-name="Standard">Text 4.1</text:p>
      <text:h text:style-name="Überschrift2" text:outline-level="2"><text:bookmark-start text:name="_Toc112087342"/>Unterüberschrift 4.2<text:bookmark-end text:name="_Toc112087342"/></text:h>
      <text:p text:style-name="Standard">Text 4.2</text:p>
      <text:h text:style-name="Überschrift1" text:outline-level="1">Ergebnis</text:h>
      <text:p text:style-name="Standard">Text 5</text:p>
      <text:h text:style-name="Überschrift1" text:outline-level="1"><text:bookmark-start text:name="_Toc112087343"/>Anlagen<text:bookmark-end text:name="_Toc112087343"/></text:h>
      <text:h text:style-name="Überschrift2" text:outline-level="2"><text:bookmark-start text:name="_Toc112087344"/>A.1 Ergebnisse der Ermittlung von geeigneter Bildgröße<text:bookmark-end text:name="_Toc112087344"/></text:h>
      <text:p text:style-name="Standard">Hier sind nur die Endergebnisse erfasst. Auf Nachfrage können die gesamten Ergebnisse vorgezeigt werden.</text:p>
      <text:p text:style-name="P36">Starting training...</text:p>
      <text:p text:style-name="P37">img_w: 6 <text:s/>img_h: 4</text:p>
      <text:p text:style-name="P38">epoch: 45 <text:s/>train_acc: 93.84% <text:s/>val_acc: 100.00%</text:p>
      <text:p text:style-name="P39">Early Stopping...</text:p>
      <text:p text:style-name="P40">test_acc: 100.00%</text:p>
      <text:p text:style-name="P41">img_w: 9 <text:s/>img_h: 6</text:p>
      <text:p text:style-name="P42">epoch: 46 <text:s/>train_acc: 99.89% <text:s/>val_acc: 100.00%</text:p>
      <text:p text:style-name="P43">Early Stopping...</text:p>
      <text:p text:style-name="P44">test_acc: 100.00%</text:p>
      <text:p text:style-name="P45">img_w: 12 <text:s/>img_h: 8</text:p>
      <text:p text:style-name="P46">epoch: 48 <text:s/>train_acc: 99.66% <text:s/>val_acc: 95.24%</text:p>
      <text:p text:style-name="P47">Early Stopping...</text:p>
      <text:p text:style-name="P48">test_acc: 95.24%</text:p>
      <text:p text:style-name="P49">img_w: 15 <text:s/>img_h: 10</text:p>
      <text:p text:style-name="P50">epoch: 49 <text:s/>train_acc: 99.54% <text:s/>val_acc: 90.48%</text:p>
      <text:p text:style-name="P51">test_acc: 90.48%</text:p>
      <text:p text:style-name="P52">img_w: 18 <text:s/>img_h: 12</text:p>
      <text:p text:style-name="P53">epoch: 18 <text:s/>train_acc: 98.06% <text:s/>val_acc: 95.24%</text:p>
      <text:p text:style-name="P54">Early Stopping...</text:p>
      <text:p text:style-name="P55">test_acc: 95.24%</text:p>
      <text:p text:style-name="P56">img_w: 21 <text:s/>img_h: 14</text:p>
      <text:p text:style-name="P57">epoch: 49 <text:s/>train_acc: 99.32% <text:s/>val_acc: 100.00%</text:p>
      <text:p text:style-name="P58">test_acc: 100.00%</text:p>
      <text:soft-page-break/>
      <text:p text:style-name="P59">img_w: 24 <text:s/>img_h: 16</text:p>
      <text:p text:style-name="P60">epoch: 30 <text:s/>train_acc: 99.66% <text:s/>val_acc: 100.00%</text:p>
      <text:p text:style-name="P61">Early Stopping...</text:p>
      <text:p text:style-name="P62">test_acc: 100.00%</text:p>
      <text:p text:style-name="P63">img_w: 27 <text:s/>img_h: 18</text:p>
      <text:p text:style-name="P64">epoch: 28 <text:s/>train_acc: 99.09% <text:s/>val_acc: 95.24%</text:p>
      <text:p text:style-name="P65">Early Stopping...</text:p>
      <text:p text:style-name="P66">test_acc: 95.24%</text:p>
      <text:p text:style-name="P67">img_w: 30 <text:s/>img_h: 20</text:p>
      <text:p text:style-name="P68">epoch: 42 <text:s/>train_acc: 100.00% <text:s/>val_acc: 95.24%</text:p>
      <text:p text:style-name="P69">Early Stopping...</text:p>
      <text:p text:style-name="P70">test_acc: 95.24%</text:p>
      <text:p text:style-name="P71">img_w: 33 <text:s/>img_h: 22</text:p>
      <text:p text:style-name="P72">epoch: 49 <text:s/>train_acc: 100.00% <text:s/>val_acc: 100.00%</text:p>
      <text:p text:style-name="P73">test_acc: 100.00%</text:p>
      <text:p text:style-name="P74">img_w: 36 <text:s/>img_h: 24</text:p>
      <text:p text:style-name="P75">epoch: 49 <text:s/>train_acc: 99.89% <text:s/>val_acc: 100.00%</text:p>
      <text:p text:style-name="P76">test_acc: 100.00%</text:p>
      <text:p text:style-name="P77">img_w: 39 <text:s/>img_h: 26</text:p>
      <text:p text:style-name="P78">epoch: 49 <text:s/>train_acc: 100.00% <text:s/>val_acc: 95.24%</text:p>
      <text:p text:style-name="P79">test_acc: 95.24%</text:p>
      <text:p text:style-name="P80">img_w: 42 <text:s/>img_h: 28</text:p>
      <text:p text:style-name="P81">epoch: 46 <text:s/>train_acc: 100.00% <text:s/>val_acc: 95.24%</text:p>
      <text:p text:style-name="P82">Early Stopping...</text:p>
      <text:p text:style-name="P83">test_acc: 95.24%</text:p>
      <text:p text:style-name="P84">img_w: 45 <text:s/>img_h: 30</text:p>
      <text:p text:style-name="P85">epoch: 49 <text:s/>train_acc: 100.00% <text:s/>val_acc: 95.24%</text:p>
      <text:p text:style-name="P86">test_acc: 95.24%</text:p>
      <text:p text:style-name="P87">img_w: 48 <text:s/>img_h: 32</text:p>
      <text:p text:style-name="P88">epoch: 49 <text:s/>train_acc: 100.00% <text:s/>val_acc: 90.48%</text:p>
      <text:p text:style-name="P89">test_acc: 90.48%</text:p>
      <text:p text:style-name="P90">img_w: 51 <text:s/>img_h: 34</text:p>
      <text:p text:style-name="P91">epoch: 49 <text:s/>train_acc: 100.00% <text:s/>val_acc: 100.00%</text:p>
      <text:p text:style-name="P92">test_acc: 100.00%</text:p>
      <text:p text:style-name="P93">img_w: 54 <text:s/>img_h: 36</text:p>
      <text:p text:style-name="P94">epoch: 49 <text:s/>train_acc: 100.00% <text:s/>val_acc: 100.00%</text:p>
      <text:p text:style-name="P95">Early Stopping...</text:p>
      <text:p text:style-name="P96">test_acc: 100.00%</text:p>
      <text:p text:style-name="P97">img_w: 57 <text:s/>img_h: 38</text:p>
      <text:p text:style-name="P98">epoch: 32 <text:s/>train_acc: 100.00% <text:s/>val_acc: 100.00%</text:p>
      <text:p text:style-name="P99">Early Stopping...</text:p>
      <text:p text:style-name="P100">test_acc: 100.00%</text:p>
      <text:p text:style-name="P101">img_w: 60 <text:s/>img_h: 40</text:p>
      <text:p text:style-name="P102">epoch: 49 <text:s/>train_acc: 100.00% <text:s/>val_acc: 95.24%</text:p>
      <text:p text:style-name="P103">test_acc: 95.24%</text:p>
      <text:p text:style-name="P104">img_w: 63 <text:s/>img_h: 42</text:p>
      <text:p text:style-name="P105">epoch: 49 <text:s/>train_acc: 100.00% <text:s/>val_acc: 95.24%</text:p>
      <text:p text:style-name="P106">test_acc: 95.24%</text:p>
      <text:p text:style-name="P107">img_w: 66 <text:s/>img_h: 44</text:p>
      <text:p text:style-name="P108">epoch: 49 <text:s/>train_acc: 100.00% <text:s/>val_acc: 100.00%</text:p>
      <text:p text:style-name="P109">test_acc: 100.00%</text:p>
      <text:p text:style-name="P110">img_w: 69 <text:s/>img_h: 46</text:p>
      <text:p text:style-name="P111">epoch: 49 <text:s/>train_acc: 100.00% <text:s/>val_acc: 95.24%</text:p>
      <text:p text:style-name="P112">test_acc: 95.24%</text:p>
      <text:p text:style-name="P113">img_w: 72 <text:s/>img_h: 48</text:p>
      <text:p text:style-name="P114">epoch: 49 <text:s/>train_acc: 100.00% <text:s/>val_acc: 95.24%</text:p>
      <text:p text:style-name="P115">test_acc: 95.24%</text:p>
      <text:p text:style-name="P116">img_w: 75 <text:s/>img_h: 50</text:p>
      <text:p text:style-name="P117">epoch: 45 <text:s/>train_acc: 100.00% <text:s/>val_acc: 100.00%</text:p>
      <text:p text:style-name="P118">Early Stopping...</text:p>
      <text:p text:style-name="P119">test_acc: 100.00%</text:p>
      <text:p text:style-name="P120">img_w: 78 <text:s/>img_h: 52</text:p>
      <text:soft-page-break/>
      <text:p text:style-name="P121">epoch: 49 <text:s/>train_acc: 100.00% <text:s/>val_acc: 100.00%</text:p>
      <text:p text:style-name="P122">test_acc: 100.00%</text:p>
      <text:p text:style-name="P123">img_w: 81 <text:s/>img_h: 54</text:p>
      <text:p text:style-name="P124">epoch: 16 <text:s/>train_acc: 99.66% <text:s/>val_acc: 100.00%</text:p>
      <text:p text:style-name="P125">Early Stopping...</text:p>
      <text:p text:style-name="P126">test_acc: 100.00%</text:p>
      <text:p text:style-name="P127">img_w: 84 <text:s/>img_h: 56</text:p>
      <text:p text:style-name="P128">epoch: 49 <text:s/>train_acc: 100.00% <text:s/>val_acc: 100.00%</text:p>
      <text:p text:style-name="P129">test_acc: 100.00%</text:p>
      <text:p text:style-name="P130">img_w: 87 <text:s/>img_h: 58</text:p>
      <text:p text:style-name="P131">epoch: 49 <text:s/>train_acc: 100.00% <text:s/>val_acc: 95.24%</text:p>
      <text:p text:style-name="P132">test_acc: 95.24%</text:p>
      <text:p text:style-name="P133">img_w: 90 <text:s/>img_h: 60</text:p>
      <text:p text:style-name="P134">epoch: 22 <text:s/>train_acc: 99.77% <text:s/>val_acc: 100.00%</text:p>
      <text:p text:style-name="P135">Early Stopping...</text:p>
      <text:p text:style-name="P136">test_acc: 100.00%</text:p>
      <text:p text:style-name="P137">img_w: 93 <text:s/>img_h: 62</text:p>
      <text:p text:style-name="P138">epoch: 49 <text:s/>train_acc: 100.00% <text:s/>val_acc: 100.00%</text:p>
      <text:p text:style-name="P139">test_acc: 100.00%</text:p>
      <text:p text:style-name="P140">img_w: 96 <text:s/>img_h: 64</text:p>
      <text:p text:style-name="P141">epoch: 39 <text:s/>train_acc: 100.00% <text:s/>val_acc: 100.00%</text:p>
      <text:p text:style-name="P142">Early Stopping...</text:p>
      <text:p text:style-name="P143">test_acc: 100.00%</text:p>
      <text:p text:style-name="P144">img_w: 99 <text:s/>img_h: 66</text:p>
      <text:p text:style-name="P145">epoch: 39 <text:s/>train_acc: 100.00% <text:s/>val_acc: 100.00%</text:p>
      <text:p text:style-name="P146">Early Stopping...</text:p>
      <text:p text:style-name="P147">test_acc: 100.00%</text:p>
      <text:p text:style-name="P148">img_w: 102 <text:s/>img_h: 68</text:p>
      <text:p text:style-name="P149">epoch: 33 <text:s/>train_acc: 99.89% <text:s/>val_acc: 100.00%</text:p>
      <text:p text:style-name="P150">Early Stopping...</text:p>
      <text:p text:style-name="P151">test_acc: 100.00%</text:p>
      <text:p text:style-name="P152">img_w: 105 <text:s/>img_h: 70</text:p>
      <text:p text:style-name="P153">epoch: 49 <text:s/>train_acc: 100.00% <text:s/>val_acc: 95.24%</text:p>
      <text:p text:style-name="P154">test_acc: 95.24%</text:p>
      <text:p text:style-name="P155">img_w: 108 <text:s/>img_h: 72</text:p>
      <text:p text:style-name="P156">epoch: 47 <text:s/>train_acc: 100.00% <text:s/>val_acc: 95.24%</text:p>
      <text:p text:style-name="P157">Early Stopping...</text:p>
      <text:p text:style-name="P158">test_acc: 95.24%</text:p>
      <text:p text:style-name="P159">img_w: 111 <text:s/>img_h: 74</text:p>
      <text:p text:style-name="P160">epoch: 49 <text:s/>train_acc: 100.00% <text:s/>val_acc: 90.48%</text:p>
      <text:p text:style-name="P161">test_acc: 90.48%</text:p>
      <text:p text:style-name="P162">img_w: 114 <text:s/>img_h: 76</text:p>
      <text:p text:style-name="P163">epoch: 49 <text:s/>train_acc: 100.00% <text:s/>val_acc: 100.00%</text:p>
      <text:p text:style-name="P164">test_acc: 100.00%</text:p>
      <text:p text:style-name="P165">img_w: 117 <text:s/>img_h: 78</text:p>
      <text:p text:style-name="P166">epoch: 25 <text:s/>train_acc: 100.00% <text:s/>val_acc: 95.24%</text:p>
      <text:p text:style-name="P167">Early Stopping...</text:p>
      <text:p text:style-name="P168">test_acc: 95.24%</text:p>
      <text:p text:style-name="P169">img_w: 120 <text:s/>img_h: 80</text:p>
      <text:p text:style-name="P170">epoch: 17 <text:s/>train_acc: 99.66% <text:s/>val_acc: 100.00%</text:p>
      <text:p text:style-name="P171">Early Stopping...</text:p>
      <text:p text:style-name="P172">test_acc: 100.00%</text:p>
      <text:p text:style-name="P173">img_w: 123 <text:s/>img_h: 82</text:p>
      <text:p text:style-name="P174">epoch: 22 <text:s/>train_acc: 99.89% <text:s/>val_acc: 95.24%</text:p>
      <text:p text:style-name="P175">Early Stopping...</text:p>
      <text:p text:style-name="P176">test_acc: 95.24%</text:p>
      <text:p text:style-name="P177">img_w: 126 <text:s/>img_h: 84</text:p>
      <text:p text:style-name="P178">epoch: 49 <text:s/>train_acc: 100.00% <text:s/>val_acc: 90.48%</text:p>
      <text:p text:style-name="P179">test_acc: 90.48%</text:p>
      <text:p text:style-name="P180">img_w: 129 <text:s/>img_h: 86</text:p>
      <text:p text:style-name="P181">epoch: 49 <text:s/>train_acc: 100.00% <text:s/>val_acc: 100.00%</text:p>
      <text:p text:style-name="P182">test_acc: 100.00%</text:p>
      <text:soft-page-break/>
      <text:p text:style-name="P183">img_w: 132 <text:s/>img_h: 88</text:p>
      <text:p text:style-name="P184">epoch: 49 <text:s/>train_acc: 100.00% <text:s/>val_acc: 100.00%</text:p>
      <text:p text:style-name="P185">test_acc: 100.00%</text:p>
      <text:p text:style-name="P186">img_w: 135 <text:s/>img_h: 90</text:p>
      <text:p text:style-name="P187">epoch: 49 <text:s/>train_acc: 100.00% <text:s/>val_acc: 100.00%</text:p>
      <text:p text:style-name="P188">test_acc: 100.00%</text:p>
      <text:p text:style-name="P189">img_w: 138 <text:s/>img_h: 92</text:p>
      <text:p text:style-name="P190">epoch: 49 <text:s/>train_acc: 100.00% <text:s/>val_acc: 95.24%</text:p>
      <text:p text:style-name="P191">test_acc: 95.24%</text:p>
      <text:p text:style-name="P192">img_w: 141 <text:s/>img_h: 94</text:p>
      <text:p text:style-name="P193">epoch: 49 <text:s/>train_acc: 100.00% <text:s/>val_acc: 95.24%</text:p>
      <text:p text:style-name="P194">test_acc: 95.24%</text:p>
      <text:p text:style-name="P195">img_w: 144 <text:s/>img_h: 96</text:p>
      <text:p text:style-name="P196">epoch: 49 <text:s/>train_acc: 100.00% <text:s/>val_acc: 100.00%</text:p>
      <text:p text:style-name="P197">test_acc: 100.00%</text:p>
      <text:p text:style-name="P198">img_w: 147 <text:s/>img_h: 98</text:p>
      <text:p text:style-name="P199">epoch: 49 <text:s/>train_acc: 100.00% <text:s/>val_acc: 95.24%</text:p>
      <text:p text:style-name="P200">test_acc: 95.24%</text:p>
      <text:p text:style-name="P201">img_w: 150 <text:s/>img_h: 100</text:p>
      <text:p text:style-name="P202">epoch: 49 <text:s/>train_acc: 100.00% <text:s/>val_acc: 85.71%</text:p>
      <text:p text:style-name="P203">test_acc: 85.71%</text:p>
      <text:p text:style-name="P204">img_w: 153 <text:s/>img_h: 102</text:p>
      <text:p text:style-name="P205">epoch: 41 <text:s/>train_acc: 100.00% <text:s/>val_acc: 95.24%</text:p>
      <text:p text:style-name="P206">Early Stopping...</text:p>
      <text:p text:style-name="P207">test_acc: 95.24%</text:p>
      <text:p text:style-name="P208">img_w: 156 <text:s/>img_h: 104</text:p>
      <text:p text:style-name="P209">epoch: 49 <text:s/>train_acc: 100.00% <text:s/>val_acc: 100.00%</text:p>
      <text:p text:style-name="P210">test_acc: 100.00%</text:p>
      <text:p text:style-name="P211">img_w: 159 <text:s/>img_h: 106</text:p>
      <text:p text:style-name="P212">epoch: 49 <text:s/>train_acc: 99.89% <text:s/>val_acc: 100.00%</text:p>
      <text:p text:style-name="P213">test_acc: 100.00%</text:p>
      <text:p text:style-name="P214">img_w: 162 <text:s/>img_h: 108</text:p>
      <text:p text:style-name="P215">epoch: 30 <text:s/>train_acc: 100.00% <text:s/>val_acc: 95.24%</text:p>
      <text:p text:style-name="P216">Early Stopping...</text:p>
      <text:p text:style-name="P217">test_acc: 95.24%</text:p>
      <text:p text:style-name="P218">img_w: 165 <text:s/>img_h: 110</text:p>
      <text:p text:style-name="P219">epoch: 32 <text:s/>train_acc: 100.00% <text:s/>val_acc: 100.00%</text:p>
      <text:p text:style-name="P220">Early Stopping...</text:p>
      <text:p text:style-name="P221">test_acc: 100.00%</text:p>
      <text:p text:style-name="P222">img_w: 168 <text:s/>img_h: 112</text:p>
      <text:p text:style-name="P223">epoch: 49 <text:s/>train_acc: 100.00% <text:s/>val_acc: 95.24%</text:p>
      <text:p text:style-name="P224">test_acc: 95.24%</text:p>
      <text:p text:style-name="P225">img_w: 171 <text:s/>img_h: 114</text:p>
      <text:p text:style-name="P226">epoch: 45 <text:s/>train_acc: 100.00% <text:s/>val_acc: 100.00%</text:p>
      <text:p text:style-name="P227">Early Stopping...</text:p>
      <text:p text:style-name="P228">test_acc: 100.00%</text:p>
      <text:p text:style-name="P229">img_w: 174 <text:s/>img_h: 116</text:p>
      <text:p text:style-name="P230">epoch: 49 <text:s/>train_acc: 100.00% <text:s/>val_acc: 95.24%</text:p>
      <text:p text:style-name="P231">test_acc: 95.24%</text:p>
      <text:p text:style-name="P232">img_w: 177 <text:s/>img_h: 118</text:p>
      <text:p text:style-name="P233">epoch: 25 <text:s/>train_acc: 99.89% <text:s/>val_acc: 95.24%</text:p>
      <text:p text:style-name="P234">Early Stopping...</text:p>
      <text:p text:style-name="P235">test_acc: 95.24%</text:p>
      <text:p text:style-name="P236">img_w: 180 <text:s/>img_h: 120</text:p>
      <text:p text:style-name="P237">epoch: 49 <text:s/>train_acc: 99.89% <text:s/>val_acc: 95.24%</text:p>
      <text:p text:style-name="P238">test_acc: 95.24%</text:p>
      <text:p text:style-name="P239">img_w: 183 <text:s/>img_h: 122</text:p>
      <text:p text:style-name="P240">epoch: 49 <text:s/>train_acc: 100.00% <text:s/>val_acc: 90.48%</text:p>
      <text:p text:style-name="P241">test_acc: 90.48%</text:p>
      <text:p text:style-name="P242">img_w: 186 <text:s/>img_h: 124</text:p>
      <text:p text:style-name="P243">epoch: 18 <text:s/>train_acc: 99.54% <text:s/>val_acc: 95.24%</text:p>
      <text:p text:style-name="P244">Early Stopping...</text:p>
      <text:soft-page-break/>
      <text:p text:style-name="P245">test_acc: 95.24%</text:p>
      <text:p text:style-name="P246">img_w: 189 <text:s/>img_h: 126</text:p>
      <text:p text:style-name="P247">epoch: 49 <text:s/>train_acc: 100.00% <text:s/>val_acc: 95.24%</text:p>
      <text:p text:style-name="P248">test_acc: 95.24%</text:p>
      <text:p text:style-name="P249">img_w: 192 <text:s/>img_h: 128</text:p>
      <text:p text:style-name="P250">epoch: 49 <text:s/>train_acc: 99.77% <text:s/>val_acc: 95.24%<text:s/></text:p>
      <text:p text:style-name="P251">test_acc: 95.24%</text:p>
      <text:p text:style-name="P252"/>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text-properties style:language-asian="de" style:country-asian="DE"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markedcontent" style:display-name="markedcontent"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msonormal0" style:display-name="msonormal"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page-layout style:name="PL2">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5" style:parent-style-name="Fußzeile" style:family="paragraph">
      <style:paragraph-properties fo:text-align="center"/>
    </style:style>
  </office:automatic-styles>
  <office:master-styles>
    <style:master-page style:name="MP0" style:page-layout-name="PL0">
      <style:header>
        <text:p text:style-name="Kopfzeile"/>
      </style:header>
      <style:footer>
        <text:p text:style-name="Fußzeile"/>
      </style:footer>
    </style:master-page>
    <style:master-page style:name="MP2" style:page-layout-name="PL2">
      <style:header>
        <text:p text:style-name="Kopfzeile"/>
      </style:header>
      <style:footer>
        <text:p text:style-name="P25"><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ra S.</meta:initial-creator>
    <dc:creator>Sandra S.</dc:creator>
    <meta:creation-date>2022-08-22T13:17:00Z</meta:creation-date>
    <dc:date>2022-09-08T13:57:00Z</dc:date>
    <meta:template xlink:href="Normal.dotm" xlink:type="simple"/>
    <meta:editing-cycles>9</meta:editing-cycles>
    <meta:editing-duration>PT0S</meta:editing-duration>
    <meta:document-statistic meta:page-count="8" meta:paragraph-count="18" meta:word-count="1287" meta:character-count="9381" meta:row-count="67" meta:non-whitespace-character-count="8112"/>
  </office:meta>
</office:document-meta>
</file>